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background-color="#e2e2e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#e2e2e2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background-color="#e2e2e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#e2e2e2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89cm" style:rel-column-width="34270*"/>
    </style:style>
    <style:style style:name="Table3.B" style:family="table-column">
      <style:table-column-properties style:column-width="8.11cm" style:rel-column-width="31265*"/>
    </style:style>
    <style:style style:name="Table3.A1" style:family="table-cell">
      <style:table-cell-properties fo:background-color="#e2e2e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#e2e2e2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89cm" style:rel-column-width="34270*"/>
    </style:style>
    <style:style style:name="Table4.B" style:family="table-column">
      <style:table-column-properties style:column-width="8.11cm" style:rel-column-width="31265*"/>
    </style:style>
    <style:style style:name="Table4.A1" style:family="table-cell">
      <style:table-cell-properties fo:background-color="#e2e2e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#e2e2e2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background-color="#e2e2e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C1" style:family="table-cell">
      <style:table-cell-properties fo:background-color="#e2e2e2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667cm" style:rel-column-width="21845*"/>
    </style:style>
    <style:style style:name="Table6.A1" style:family="table-cell">
      <style:table-cell-properties fo:background-color="#e2e2e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C1" style:family="table-cell">
      <style:table-cell-properties fo:background-color="#e2e2e2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396cm" style:rel-column-width="32366*"/>
    </style:style>
    <style:style style:name="Table7.B" style:family="table-column">
      <style:table-column-properties style:column-width="8.604cm" style:rel-column-width="33169*"/>
    </style:style>
    <style:style style:name="Table7.A1" style:family="table-cell">
      <style:table-cell-properties fo:background-color="#e2e2e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#e2e2e2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396cm" style:rel-column-width="32366*"/>
    </style:style>
    <style:style style:name="Table8.B" style:family="table-column">
      <style:table-column-properties style:column-width="8.604cm" style:rel-column-width="33169*"/>
    </style:style>
    <style:style style:name="Table8.A1" style:family="table-cell">
      <style:table-cell-properties fo:background-color="#e2e2e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#e2e2e2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396cm" style:rel-column-width="32366*"/>
    </style:style>
    <style:style style:name="Table9.B" style:family="table-column">
      <style:table-column-properties style:column-width="8.604cm" style:rel-column-width="33169*"/>
    </style:style>
    <style:style style:name="Table9.A1" style:family="table-cell">
      <style:table-cell-properties fo:background-color="#e2e2e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#e2e2e2" fo:padding="0.097cm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396cm" style:rel-column-width="32366*"/>
    </style:style>
    <style:style style:name="Table10.B" style:family="table-column">
      <style:table-column-properties style:column-width="8.604cm" style:rel-column-width="33169*"/>
    </style:style>
    <style:style style:name="Table10.A1" style:family="table-cell">
      <style:table-cell-properties fo:background-color="#e2e2e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B1" style:family="table-cell">
      <style:table-cell-properties fo:background-color="#e2e2e2" fo:padding="0.097cm" fo:border="0.5pt solid #000000" style:writing-mode="page">
        <style:background-image/>
      </style:table-cell-properties>
    </style:style>
    <style:style style:name="Table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8.396cm" style:rel-column-width="32366*"/>
    </style:style>
    <style:style style:name="Table11.B" style:family="table-column">
      <style:table-column-properties style:column-width="8.604cm" style:rel-column-width="33169*"/>
    </style:style>
    <style:style style:name="Table11.A1" style:family="table-cell">
      <style:table-cell-properties fo:background-color="#e2e2e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B1" style:family="table-cell">
      <style:table-cell-properties fo:background-color="#e2e2e2" fo:padding="0.097cm" fo:border="0.5pt solid #000000" style:writing-mode="page">
        <style:background-image/>
      </style:table-cell-properties>
    </style:style>
    <style:style style:name="Table1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8.396cm" style:rel-column-width="32366*"/>
    </style:style>
    <style:style style:name="Table12.B" style:family="table-column">
      <style:table-column-properties style:column-width="8.604cm" style:rel-column-width="33169*"/>
    </style:style>
    <style:style style:name="Table12.A1" style:family="table-cell">
      <style:table-cell-properties fo:background-color="#e2e2e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B1" style:family="table-cell">
      <style:table-cell-properties fo:background-color="#e2e2e2" fo:padding="0.097cm" fo:border="0.5pt solid #000000" style:writing-mode="page">
        <style:background-image/>
      </style:table-cell-properties>
    </style:style>
    <style:style style:name="Table1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8.396cm" style:rel-column-width="32366*"/>
    </style:style>
    <style:style style:name="Table13.B" style:family="table-column">
      <style:table-column-properties style:column-width="8.604cm" style:rel-column-width="33169*"/>
    </style:style>
    <style:style style:name="Table13.A1" style:family="table-cell">
      <style:table-cell-properties fo:background-color="#e2e2e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B1" style:family="table-cell">
      <style:table-cell-properties fo:background-color="#e2e2e2" fo:padding="0.097cm" fo:border="0.5pt solid #000000" style:writing-mode="page">
        <style:background-image/>
      </style:table-cell-properties>
    </style:style>
    <style:style style:name="Table1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8.396cm" style:rel-column-width="32366*"/>
    </style:style>
    <style:style style:name="Table14.B" style:family="table-column">
      <style:table-column-properties style:column-width="8.604cm" style:rel-column-width="33169*"/>
    </style:style>
    <style:style style:name="Table14.A1" style:family="table-cell">
      <style:table-cell-properties fo:background-color="#e2e2e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.B1" style:family="table-cell">
      <style:table-cell-properties fo:background-color="#e2e2e2" fo:padding="0.097cm" fo:border="0.5pt solid #000000" style:writing-mode="page">
        <style:background-image/>
      </style:table-cell-properties>
    </style:style>
    <style:style style:name="Table1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5.574cm" style:rel-column-width="21486*"/>
    </style:style>
    <style:style style:name="Table15.B" style:family="table-column">
      <style:table-column-properties style:column-width="5.715cm" style:rel-column-width="22030*"/>
    </style:style>
    <style:style style:name="Table15.C" style:family="table-column">
      <style:table-column-properties style:column-width="5.711cm" style:rel-column-width="22019*"/>
    </style:style>
    <style:style style:name="Table15.A1" style:family="table-cell">
      <style:table-cell-properties fo:background-color="#e2e2e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.C1" style:family="table-cell">
      <style:table-cell-properties fo:background-color="#e2e2e2" fo:padding="0.097cm" fo:border="0.5pt solid #000000" style:writing-mode="page">
        <style:background-image/>
      </style:table-cell-properties>
    </style:style>
    <style:style style:name="Table1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5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8.396cm" style:rel-column-width="32366*"/>
    </style:style>
    <style:style style:name="Table16.B" style:family="table-column">
      <style:table-column-properties style:column-width="8.604cm" style:rel-column-width="33169*"/>
    </style:style>
    <style:style style:name="Table16.A1" style:family="table-cell">
      <style:table-cell-properties fo:background-color="#e2e2e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.B1" style:family="table-cell">
      <style:table-cell-properties fo:background-color="#e2e2e2" fo:padding="0.097cm" fo:border="0.5pt solid #000000" style:writing-mode="page">
        <style:background-image/>
      </style:table-cell-properties>
    </style:style>
    <style:style style:name="Table1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5.574cm" style:rel-column-width="21486*"/>
    </style:style>
    <style:style style:name="Table17.B" style:family="table-column">
      <style:table-column-properties style:column-width="5.715cm" style:rel-column-width="22030*"/>
    </style:style>
    <style:style style:name="Table17.C" style:family="table-column">
      <style:table-column-properties style:column-width="5.711cm" style:rel-column-width="22019*"/>
    </style:style>
    <style:style style:name="Table17.A1" style:family="table-cell">
      <style:table-cell-properties fo:background-color="#e2e2e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7.C1" style:family="table-cell">
      <style:table-cell-properties fo:background-color="#e2e2e2" fo:padding="0.097cm" fo:border="0.5pt solid #000000" style:writing-mode="page">
        <style:background-image/>
      </style:table-cell-properties>
    </style:style>
    <style:style style:name="Table1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7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8.396cm" style:rel-column-width="32366*"/>
    </style:style>
    <style:style style:name="Table18.B" style:family="table-column">
      <style:table-column-properties style:column-width="8.604cm" style:rel-column-width="33169*"/>
    </style:style>
    <style:style style:name="Table18.A1" style:family="table-cell">
      <style:table-cell-properties fo:background-color="#e2e2e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8.B1" style:family="table-cell">
      <style:table-cell-properties fo:background-color="#e2e2e2" fo:padding="0.097cm" fo:border="0.5pt solid #000000" style:writing-mode="page">
        <style:background-image/>
      </style:table-cell-properties>
    </style:style>
    <style:style style:name="Table1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a88fe" officeooo:paragraph-rsid="001a88fe"/>
    </style:style>
    <style:style style:name="P2" style:family="paragraph" style:parent-style-name="Standard">
      <style:text-properties officeooo:rsid="001a88fe" officeooo:paragraph-rsid="001c04bf"/>
    </style:style>
    <style:style style:name="P3" style:family="paragraph" style:parent-style-name="Standard">
      <style:text-properties officeooo:rsid="001a88fe" officeooo:paragraph-rsid="001c652d"/>
    </style:style>
    <style:style style:name="P4" style:family="paragraph" style:parent-style-name="Standard">
      <style:text-properties officeooo:rsid="001a88fe" officeooo:paragraph-rsid="001e3287"/>
    </style:style>
    <style:style style:name="P5" style:family="paragraph" style:parent-style-name="Standard">
      <style:text-properties officeooo:rsid="001a88fe" officeooo:paragraph-rsid="001f7713"/>
    </style:style>
    <style:style style:name="P6" style:family="paragraph" style:parent-style-name="Standard">
      <style:text-properties officeooo:rsid="001a88fe" officeooo:paragraph-rsid="00209b6b"/>
    </style:style>
    <style:style style:name="P7" style:family="paragraph" style:parent-style-name="Standard">
      <style:text-properties officeooo:rsid="001a88fe" officeooo:paragraph-rsid="0021a401"/>
    </style:style>
    <style:style style:name="P8" style:family="paragraph" style:parent-style-name="Standard">
      <style:text-properties officeooo:rsid="001a88fe" officeooo:paragraph-rsid="00224e04"/>
    </style:style>
    <style:style style:name="P9" style:family="paragraph" style:parent-style-name="Standard">
      <style:text-properties officeooo:rsid="001a88fe" officeooo:paragraph-rsid="0022d0c1"/>
    </style:style>
    <style:style style:name="P10" style:family="paragraph" style:parent-style-name="Standard">
      <style:text-properties fo:font-weight="bold" officeooo:rsid="001a88fe" officeooo:paragraph-rsid="001a88fe" style:font-weight-asian="bold" style:font-weight-complex="bold"/>
    </style:style>
    <style:style style:name="P11" style:family="paragraph" style:parent-style-name="Standard">
      <style:text-properties fo:font-weight="bold" officeooo:rsid="001a88fe" officeooo:paragraph-rsid="001c04bf" style:font-weight-asian="bold" style:font-weight-complex="bold"/>
    </style:style>
    <style:style style:name="P12" style:family="paragraph" style:parent-style-name="Standard">
      <style:text-properties fo:font-weight="bold" officeooo:rsid="001a88fe" officeooo:paragraph-rsid="001c652d" style:font-weight-asian="bold" style:font-weight-complex="bold"/>
    </style:style>
    <style:style style:name="P13" style:family="paragraph" style:parent-style-name="Standard">
      <style:text-properties fo:font-weight="bold" officeooo:rsid="001a88fe" officeooo:paragraph-rsid="001e3287" style:font-weight-asian="bold" style:font-weight-complex="bold"/>
    </style:style>
    <style:style style:name="P14" style:family="paragraph" style:parent-style-name="Standard">
      <style:text-properties fo:font-weight="bold" officeooo:rsid="001a88fe" officeooo:paragraph-rsid="001f7713" style:font-weight-asian="bold" style:font-weight-complex="bold"/>
    </style:style>
    <style:style style:name="P15" style:family="paragraph" style:parent-style-name="Standard">
      <style:text-properties fo:font-weight="bold" officeooo:rsid="001a88fe" officeooo:paragraph-rsid="00209b6b" style:font-weight-asian="bold" style:font-weight-complex="bold"/>
    </style:style>
    <style:style style:name="P16" style:family="paragraph" style:parent-style-name="Standard">
      <style:text-properties fo:font-weight="bold" officeooo:rsid="001a88fe" officeooo:paragraph-rsid="0021a401" style:font-weight-asian="bold" style:font-weight-complex="bold"/>
    </style:style>
    <style:style style:name="P17" style:family="paragraph" style:parent-style-name="Standard">
      <style:text-properties fo:font-weight="bold" officeooo:rsid="001a88fe" officeooo:paragraph-rsid="00224e04" style:font-weight-asian="bold" style:font-weight-complex="bold"/>
    </style:style>
    <style:style style:name="P18" style:family="paragraph" style:parent-style-name="Standard">
      <style:text-properties fo:font-weight="bold" officeooo:rsid="001a88fe" officeooo:paragraph-rsid="0022d0c1" style:font-weight-asian="bold" style:font-weight-complex="bold"/>
    </style:style>
    <style:style style:name="P19" style:family="paragraph" style:parent-style-name="Standard">
      <style:text-properties fo:font-weight="bold" officeooo:rsid="001c04bf" officeooo:paragraph-rsid="001c04bf" style:font-weight-asian="bold" style:font-weight-complex="bold"/>
    </style:style>
    <style:style style:name="P20" style:family="paragraph" style:parent-style-name="Standard">
      <style:text-properties fo:font-weight="bold" officeooo:rsid="001c04bf" officeooo:paragraph-rsid="001c652d" style:font-weight-asian="bold" style:font-weight-complex="bold"/>
    </style:style>
    <style:style style:name="P21" style:family="paragraph" style:parent-style-name="Standard">
      <style:text-properties fo:font-weight="bold" officeooo:rsid="001c04bf" officeooo:paragraph-rsid="001e3287" style:font-weight-asian="bold" style:font-weight-complex="bold"/>
    </style:style>
    <style:style style:name="P22" style:family="paragraph" style:parent-style-name="Standard">
      <style:text-properties fo:font-weight="bold" officeooo:rsid="001c04bf" officeooo:paragraph-rsid="001f7713" style:font-weight-asian="bold" style:font-weight-complex="bold"/>
    </style:style>
    <style:style style:name="P23" style:family="paragraph" style:parent-style-name="Standard">
      <style:text-properties fo:font-weight="bold" officeooo:rsid="001c04bf" officeooo:paragraph-rsid="00209b6b" style:font-weight-asian="bold" style:font-weight-complex="bold"/>
    </style:style>
    <style:style style:name="P24" style:family="paragraph" style:parent-style-name="Standard">
      <style:text-properties fo:font-weight="bold" officeooo:rsid="001c04bf" officeooo:paragraph-rsid="0021a401" style:font-weight-asian="bold" style:font-weight-complex="bold"/>
    </style:style>
    <style:style style:name="P25" style:family="paragraph" style:parent-style-name="Standard">
      <style:text-properties fo:font-weight="bold" officeooo:rsid="001c04bf" officeooo:paragraph-rsid="00224e04" style:font-weight-asian="bold" style:font-weight-complex="bold"/>
    </style:style>
    <style:style style:name="P26" style:family="paragraph" style:parent-style-name="Standard">
      <style:text-properties fo:font-weight="bold" officeooo:rsid="001c04bf" officeooo:paragraph-rsid="0022d0c1" style:font-weight-asian="bold" style:font-weight-complex="bold"/>
    </style:style>
    <style:style style:name="P27" style:family="paragraph" style:parent-style-name="Standard">
      <style:text-properties officeooo:rsid="001c04bf" officeooo:paragraph-rsid="001c04bf"/>
    </style:style>
    <style:style style:name="P28" style:family="paragraph" style:parent-style-name="Standard">
      <style:text-properties officeooo:rsid="001c04bf" officeooo:paragraph-rsid="001c652d"/>
    </style:style>
    <style:style style:name="P29" style:family="paragraph" style:parent-style-name="Standard">
      <style:text-properties officeooo:rsid="001c04bf" officeooo:paragraph-rsid="001e3287"/>
    </style:style>
    <style:style style:name="P30" style:family="paragraph" style:parent-style-name="Standard">
      <style:text-properties officeooo:rsid="001c04bf" officeooo:paragraph-rsid="001f7713"/>
    </style:style>
    <style:style style:name="P31" style:family="paragraph" style:parent-style-name="Standard">
      <style:text-properties officeooo:rsid="001c04bf" officeooo:paragraph-rsid="00209b6b"/>
    </style:style>
    <style:style style:name="P32" style:family="paragraph" style:parent-style-name="Standard">
      <style:text-properties officeooo:rsid="001c04bf" officeooo:paragraph-rsid="0021a401"/>
    </style:style>
    <style:style style:name="P33" style:family="paragraph" style:parent-style-name="Standard">
      <style:text-properties officeooo:rsid="001c04bf" officeooo:paragraph-rsid="00224e04"/>
    </style:style>
    <style:style style:name="P34" style:family="paragraph" style:parent-style-name="Standard">
      <style:text-properties officeooo:rsid="001c04bf" officeooo:paragraph-rsid="0022d0c1"/>
    </style:style>
    <style:style style:name="P35" style:family="paragraph" style:parent-style-name="Standard">
      <style:text-properties officeooo:paragraph-rsid="001c04bf"/>
    </style:style>
    <style:style style:name="P36" style:family="paragraph" style:parent-style-name="Standard">
      <style:text-properties fo:font-size="16pt" fo:font-weight="bold" officeooo:rsid="001a88fe" officeooo:paragraph-rsid="001c04bf" style:font-size-asian="16pt" style:font-weight-asian="bold" style:font-size-complex="16pt" style:font-weight-complex="bold"/>
    </style:style>
    <style:style style:name="P37" style:family="paragraph" style:parent-style-name="Standard">
      <style:text-properties fo:font-size="16pt" fo:font-weight="bold" officeooo:rsid="001a88fe" officeooo:paragraph-rsid="001c652d" style:font-size-asian="16pt" style:font-weight-asian="bold" style:font-size-complex="16pt" style:font-weight-complex="bold"/>
    </style:style>
    <style:style style:name="P38" style:family="paragraph" style:parent-style-name="Standard">
      <style:text-properties fo:font-size="16pt" fo:font-weight="bold" officeooo:rsid="001a88fe" officeooo:paragraph-rsid="001e3287" style:font-size-asian="16pt" style:font-weight-asian="bold" style:font-size-complex="16pt" style:font-weight-complex="bold"/>
    </style:style>
    <style:style style:name="P39" style:family="paragraph" style:parent-style-name="Standard">
      <style:text-properties fo:font-size="16pt" fo:font-weight="bold" officeooo:rsid="001a88fe" officeooo:paragraph-rsid="001f7713" style:font-size-asian="16pt" style:font-weight-asian="bold" style:font-size-complex="16pt" style:font-weight-complex="bold"/>
    </style:style>
    <style:style style:name="P40" style:family="paragraph" style:parent-style-name="Standard">
      <style:text-properties fo:font-size="16pt" fo:font-weight="bold" officeooo:rsid="001a88fe" officeooo:paragraph-rsid="00209b6b" style:font-size-asian="16pt" style:font-weight-asian="bold" style:font-size-complex="16pt" style:font-weight-complex="bold"/>
    </style:style>
    <style:style style:name="P41" style:family="paragraph" style:parent-style-name="Standard">
      <style:text-properties fo:font-size="16pt" fo:font-weight="bold" officeooo:rsid="001a88fe" officeooo:paragraph-rsid="0021a401" style:font-size-asian="16pt" style:font-weight-asian="bold" style:font-size-complex="16pt" style:font-weight-complex="bold"/>
    </style:style>
    <style:style style:name="P42" style:family="paragraph" style:parent-style-name="Standard">
      <style:text-properties fo:font-size="16pt" fo:font-weight="bold" officeooo:rsid="001a88fe" officeooo:paragraph-rsid="00224e04" style:font-size-asian="16pt" style:font-weight-asian="bold" style:font-size-complex="16pt" style:font-weight-complex="bold"/>
    </style:style>
    <style:style style:name="P43" style:family="paragraph" style:parent-style-name="Standard">
      <style:text-properties fo:font-size="16pt" fo:font-weight="bold" officeooo:rsid="001a88fe" officeooo:paragraph-rsid="0022d0c1" style:font-size-asian="16pt" style:font-weight-asian="bold" style:font-size-complex="16pt" style:font-weight-complex="bold"/>
    </style:style>
    <style:style style:name="P44" style:family="paragraph" style:parent-style-name="Standard">
      <style:text-properties officeooo:paragraph-rsid="001c652d"/>
    </style:style>
    <style:style style:name="P45" style:family="paragraph" style:parent-style-name="Standard">
      <style:text-properties officeooo:paragraph-rsid="001e3287"/>
    </style:style>
    <style:style style:name="P46" style:family="paragraph" style:parent-style-name="Standard">
      <style:text-properties officeooo:paragraph-rsid="001f7713"/>
    </style:style>
    <style:style style:name="P47" style:family="paragraph" style:parent-style-name="Standard">
      <style:text-properties officeooo:rsid="001f7713" officeooo:paragraph-rsid="001f7713"/>
    </style:style>
    <style:style style:name="P48" style:family="paragraph" style:parent-style-name="Standard">
      <style:text-properties officeooo:rsid="001f7713" officeooo:paragraph-rsid="00209b6b"/>
    </style:style>
    <style:style style:name="P49" style:family="paragraph" style:parent-style-name="Standard">
      <style:text-properties officeooo:rsid="001f7713" officeooo:paragraph-rsid="0021a401"/>
    </style:style>
    <style:style style:name="P50" style:family="paragraph" style:parent-style-name="Standard">
      <style:text-properties officeooo:rsid="001f7713" officeooo:paragraph-rsid="00224e04"/>
    </style:style>
    <style:style style:name="P51" style:family="paragraph" style:parent-style-name="Standard">
      <style:text-properties officeooo:rsid="001f7713" officeooo:paragraph-rsid="0022d0c1"/>
    </style:style>
    <style:style style:name="P52" style:family="paragraph" style:parent-style-name="Standard">
      <style:text-properties officeooo:paragraph-rsid="00209b6b"/>
    </style:style>
    <style:style style:name="P53" style:family="paragraph" style:parent-style-name="Standard">
      <style:text-properties officeooo:rsid="00209b6b" officeooo:paragraph-rsid="00209b6b"/>
    </style:style>
    <style:style style:name="P54" style:family="paragraph" style:parent-style-name="Standard">
      <style:text-properties officeooo:rsid="00209b6b" officeooo:paragraph-rsid="0021a401"/>
    </style:style>
    <style:style style:name="P55" style:family="paragraph" style:parent-style-name="Standard">
      <style:text-properties officeooo:rsid="00209b6b" officeooo:paragraph-rsid="00224e04"/>
    </style:style>
    <style:style style:name="P56" style:family="paragraph" style:parent-style-name="Standard">
      <style:text-properties officeooo:paragraph-rsid="0021a401"/>
    </style:style>
    <style:style style:name="P57" style:family="paragraph" style:parent-style-name="Standard">
      <style:text-properties officeooo:paragraph-rsid="00224e04"/>
    </style:style>
    <style:style style:name="P58" style:family="paragraph" style:parent-style-name="Standard">
      <style:text-properties officeooo:paragraph-rsid="0022d0c1"/>
    </style:style>
    <style:style style:name="P59" style:family="paragraph" style:parent-style-name="Standard">
      <style:text-properties fo:font-size="13pt" fo:font-weight="bold" officeooo:rsid="001c04bf" officeooo:paragraph-rsid="001c04bf" style:font-size-asian="13pt" style:font-weight-asian="bold" style:font-size-complex="13pt" style:font-weight-complex="bold"/>
    </style:style>
    <style:style style:name="P60" style:family="paragraph" style:parent-style-name="Standard">
      <style:text-properties fo:font-size="13pt" fo:font-weight="bold" officeooo:rsid="001c04bf" officeooo:paragraph-rsid="001c652d" style:font-size-asian="13pt" style:font-weight-asian="bold" style:font-size-complex="13pt" style:font-weight-complex="bold"/>
    </style:style>
    <style:style style:name="P61" style:family="paragraph" style:parent-style-name="Standard">
      <style:text-properties fo:font-size="13pt" fo:font-weight="bold" officeooo:rsid="001c04bf" officeooo:paragraph-rsid="001e3287" style:font-size-asian="13pt" style:font-weight-asian="bold" style:font-size-complex="13pt" style:font-weight-complex="bold"/>
    </style:style>
    <style:style style:name="P62" style:family="paragraph" style:parent-style-name="Standard">
      <style:text-properties fo:font-size="13pt" fo:font-weight="bold" officeooo:rsid="001c04bf" officeooo:paragraph-rsid="001f7713" style:font-size-asian="13pt" style:font-weight-asian="bold" style:font-size-complex="13pt" style:font-weight-complex="bold"/>
    </style:style>
    <style:style style:name="P63" style:family="paragraph" style:parent-style-name="Standard">
      <style:text-properties fo:font-size="13pt" fo:font-weight="bold" officeooo:rsid="001c04bf" officeooo:paragraph-rsid="00209b6b" style:font-size-asian="13pt" style:font-weight-asian="bold" style:font-size-complex="13pt" style:font-weight-complex="bold"/>
    </style:style>
    <style:style style:name="P64" style:family="paragraph" style:parent-style-name="Standard">
      <style:text-properties fo:font-size="13pt" fo:font-weight="bold" officeooo:rsid="001c04bf" officeooo:paragraph-rsid="0021a401" style:font-size-asian="13pt" style:font-weight-asian="bold" style:font-size-complex="13pt" style:font-weight-complex="bold"/>
    </style:style>
    <style:style style:name="P65" style:family="paragraph" style:parent-style-name="Standard">
      <style:text-properties fo:font-size="13pt" fo:font-weight="bold" officeooo:rsid="001c04bf" officeooo:paragraph-rsid="00224e04" style:font-size-asian="13pt" style:font-weight-asian="bold" style:font-size-complex="13pt" style:font-weight-complex="bold"/>
    </style:style>
    <style:style style:name="P66" style:family="paragraph" style:parent-style-name="Standard">
      <style:text-properties fo:font-size="13pt" fo:font-weight="bold" officeooo:rsid="001c04bf" officeooo:paragraph-rsid="0022d0c1" style:font-size-asian="13pt" style:font-weight-asian="bold" style:font-size-complex="13pt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c65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e32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824e" officeooo:paragraph-rsid="001b82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824e" officeooo:paragraph-rsid="001c65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824e" officeooo:paragraph-rsid="001e32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824e" officeooo:paragraph-rsid="00209b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04bf" officeooo:paragraph-rsid="001c04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652d" officeooo:paragraph-rsid="001c65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287" officeooo:paragraph-rsid="001e32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287" officeooo:paragraph-rsid="001f77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287" officeooo:paragraph-rsid="00209b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287" officeooo:paragraph-rsid="0021a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287" officeooo:paragraph-rsid="00224e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287" officeooo:paragraph-rsid="0022d0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7713" officeooo:paragraph-rsid="001f77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7713" officeooo:paragraph-rsid="00209b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7713" officeooo:paragraph-rsid="0021a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7713" officeooo:paragraph-rsid="00224e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7713" officeooo:paragraph-rsid="0022d0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9b6b" officeooo:paragraph-rsid="00209b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9b6b" officeooo:paragraph-rsid="0021a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9b6b" officeooo:paragraph-rsid="00224e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9b6b" officeooo:paragraph-rsid="0022d0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a401" officeooo:paragraph-rsid="0021a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1b824e" officeooo:paragraph-rsid="001b824e" fo:background-color="transparent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1b824e" officeooo:paragraph-rsid="001c652d" fo:background-color="transparent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1b824e" officeooo:paragraph-rsid="001e3287" fo:background-color="transparent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1b824e" officeooo:paragraph-rsid="001f7713" fo:background-color="transparent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1b824e" officeooo:paragraph-rsid="00209b6b" fo:background-color="transparent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1b824e" officeooo:paragraph-rsid="0021a401" fo:background-color="transparent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1b824e" officeooo:paragraph-rsid="00224e04" fo:background-color="transparent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1b824e" officeooo:paragraph-rsid="0022d0c1" fo:background-color="transparent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224e04" officeooo:paragraph-rsid="00224e04" fo:background-color="transparent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224e04" officeooo:paragraph-rsid="0022d0c1" fo:background-color="transparent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officeooo:paragraph-rsid="001c652d"/>
    </style:style>
    <style:style style:name="P103" style:family="paragraph" style:parent-style-name="Table_20_Contents">
      <style:paragraph-properties fo:text-align="start" style:justify-single-word="false"/>
      <style:text-properties officeooo:paragraph-rsid="001e3287"/>
    </style:style>
    <style:style style:name="P104" style:family="paragraph" style:parent-style-name="Table_20_Contents">
      <style:paragraph-properties fo:text-align="start" style:justify-single-word="false"/>
      <style:text-properties officeooo:paragraph-rsid="001f7713"/>
    </style:style>
    <style:style style:name="P105" style:family="paragraph" style:parent-style-name="Table_20_Contents">
      <style:paragraph-properties fo:text-align="start" style:justify-single-word="false"/>
      <style:text-properties officeooo:paragraph-rsid="00209b6b"/>
    </style:style>
    <style:style style:name="P106" style:family="paragraph" style:parent-style-name="Table_20_Contents">
      <style:paragraph-properties fo:text-align="start" style:justify-single-word="false"/>
      <style:text-properties officeooo:paragraph-rsid="0021a401"/>
    </style:style>
    <style:style style:name="P107" style:family="paragraph" style:parent-style-name="Table_20_Contents">
      <style:paragraph-properties fo:text-align="start" style:justify-single-word="false"/>
      <style:text-properties officeooo:paragraph-rsid="00224e04"/>
    </style:style>
    <style:style style:name="P108" style:family="paragraph" style:parent-style-name="Table_20_Contents">
      <style:paragraph-properties fo:text-align="start" style:justify-single-word="false"/>
      <style:text-properties officeooo:paragraph-rsid="0022d0c1"/>
    </style:style>
    <style:style style:name="P109" style:family="paragraph" style:parent-style-name="Table_20_Contents">
      <style:paragraph-properties fo:text-align="center" style:justify-single-word="false"/>
      <style:text-properties officeooo:paragraph-rsid="00224e04"/>
    </style:style>
    <style:style style:name="P110" style:family="paragraph" style:parent-style-name="Table_20_Contents">
      <style:paragraph-properties fo:text-align="center" style:justify-single-word="false"/>
      <style:text-properties officeooo:paragraph-rsid="0022d0c1"/>
    </style:style>
    <style:style style:name="P111" style:family="paragraph" style:parent-style-name="Table_20_Contents">
      <style:paragraph-properties fo:text-align="start" style:justify-single-word="false"/>
      <style:text-properties officeooo:rsid="001e3287" officeooo:paragraph-rsid="001e3287"/>
    </style:style>
    <style:style style:name="P112" style:family="paragraph" style:parent-style-name="Table_20_Contents">
      <style:paragraph-properties fo:text-align="start" style:justify-single-word="false"/>
      <style:text-properties officeooo:rsid="001f7713" officeooo:paragraph-rsid="001f7713"/>
    </style:style>
    <style:style style:name="P113" style:family="paragraph" style:parent-style-name="Table_20_Contents">
      <style:paragraph-properties fo:text-align="start" style:justify-single-word="false"/>
      <style:text-properties officeooo:rsid="00209b6b" officeooo:paragraph-rsid="00209b6b"/>
    </style:style>
    <style:style style:name="P114" style:family="paragraph" style:parent-style-name="Table_20_Contents">
      <style:paragraph-properties fo:text-align="start" style:justify-single-word="false"/>
      <style:text-properties officeooo:rsid="0021a401" officeooo:paragraph-rsid="0021a401"/>
    </style:style>
    <style:style style:name="P115" style:family="paragraph" style:parent-style-name="Table_20_Contents">
      <style:paragraph-properties fo:text-align="start" style:justify-single-word="false"/>
      <style:text-properties officeooo:rsid="0021a401" officeooo:paragraph-rsid="00224e04"/>
    </style:style>
    <style:style style:name="P116" style:family="paragraph" style:parent-style-name="Table_20_Contents">
      <style:paragraph-properties fo:text-align="start" style:justify-single-word="false"/>
      <style:text-properties officeooo:rsid="0021a401" officeooo:paragraph-rsid="0022d0c1"/>
    </style:style>
    <style:style style:name="P117" style:family="paragraph" style:parent-style-name="Table_20_Contents">
      <style:paragraph-properties fo:text-align="start" style:justify-single-word="false"/>
      <style:text-properties officeooo:rsid="00224e04" officeooo:paragraph-rsid="00224e04"/>
    </style:style>
    <style:style style:name="P118" style:family="paragraph" style:parent-style-name="Table_20_Contents">
      <style:paragraph-properties fo:text-align="start" style:justify-single-word="false"/>
      <style:text-properties officeooo:rsid="00224e04" officeooo:paragraph-rsid="0022d0c1"/>
    </style:style>
    <style:style style:name="P119" style:family="paragraph" style:parent-style-name="Standard">
      <style:text-properties fo:font-size="16pt" fo:font-weight="bold" officeooo:rsid="001a88fe" officeooo:paragraph-rsid="001a88fe" style:font-size-asian="16pt" style:font-weight-asian="bold" style:font-size-complex="16pt" style:font-weight-complex="bold"/>
    </style:style>
    <style:style style:name="T1" style:family="text">
      <style:text-properties style:font-name="Calibri" fo:font-weight="bold" officeooo:rsid="001a88fe" style:font-weight-asian="bold" style:font-weight-complex="bold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82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65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2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77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9b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a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4e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9d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1b824e" fo:background-color="transparent" loext:char-shading-value="0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209b6b" fo:background-color="transparent" loext:char-shading-value="0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224e04" fo:background-color="transparent" loext:char-shading-value="0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a88fe" style:font-weight-asian="bold" style:font-weight-complex="bold"/>
    </style:style>
    <style:style style:name="T16" style:family="text">
      <style:text-properties officeooo:rsid="001c04bf"/>
    </style:style>
    <style:style style:name="T17" style:family="text">
      <style:text-properties officeooo:rsid="001c652d"/>
    </style:style>
    <style:style style:name="T18" style:family="text">
      <style:text-properties officeooo:rsid="001e3287"/>
    </style:style>
    <style:style style:name="T19" style:family="text">
      <style:text-properties officeooo:rsid="001f7713"/>
    </style:style>
    <style:style style:name="T20" style:family="text">
      <style:text-properties officeooo:rsid="00209b6b"/>
    </style:style>
    <style:style style:name="T21" style:family="text">
      <style:text-properties officeooo:rsid="0021a401"/>
    </style:style>
    <style:style style:name="T22" style:family="text">
      <style:text-properties officeooo:rsid="00224e04"/>
    </style:style>
    <style:style style:name="T23" style:family="text">
      <style:text-properties officeooo:rsid="0022d0c1"/>
    </style:style>
    <style:style style:name="T24" style:family="text">
      <style:text-properties officeooo:rsid="00239d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9">Scenarij 1</text:p>
      <text:p text:style-name="P1"/>
      <text:p text:style-name="P1"><text:span text:style-name="T14">Naziv:</text:span> Registracija Korisnika</text:p>
      <text:p text:style-name="P1"/>
      <text:p text:style-name="P1"><text:span text:style-name="T14">Opis:</text:span> Korisnik se putem aplikacije registruje na sistem kreirajući korisnički račun.</text:p>
      <text:p text:style-name="P1"/>
      <text:p text:style-name="P1"><text:span text:style-name="T14">Glavni tok:</text:span> Korisnik se uspješno registrovao.</text:p>
      <text:p text:style-name="P1"/>
      <text:p text:style-name="P1"><text:span text:style-name="T14">Preduvjeti: </text:span>Korisnik je punoljetan, uneseni su ispravni podaci.</text:p>
      <text:p text:style-name="P1"/>
      <text:p text:style-name="P1"><text:span text:style-name="T14">Posljedice: </text:span>Korisnik ima pristup za odabir usluga.</text:p>
      <text:p text:style-name="P1"/>
      <text:p text:style-name="P10">Tok događaja: 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92">Korisnik</text:p>
          </table:table-cell>
          <table:table-cell table:style-name="Table1.A1" office:value-type="string">
            <text:p text:style-name="P92">Sistem</text:p>
          </table:table-cell>
          <table:table-cell table:style-name="Table1.C1" office:value-type="string">
            <text:p text:style-name="P92">Administrator aplikacije</text:p>
          </table:table-cell>
        </table:table-row>
        <table:table-row>
          <table:table-cell table:style-name="Table1.A2" office:value-type="string">
            <text:p text:style-name="P70">1. Korisnik putem web preglednika otvara stranicu</text:p>
          </table:table-cell>
          <table:table-cell table:style-name="Table1.A2" office:value-type="string">
            <text:p text:style-name="P67"/>
          </table:table-cell>
          <table:table-cell table:style-name="Table1.C2" office:value-type="string">
            <text:p text:style-name="P67"/>
          </table:table-cell>
        </table:table-row>
        <table:table-row>
          <table:table-cell table:style-name="Table1.A2" office:value-type="string">
            <text:p text:style-name="P70">2. Korisnik popunjava formu sa ličnim podacima za registraciju</text:p>
          </table:table-cell>
          <table:table-cell table:style-name="Table1.A2" office:value-type="string">
            <text:p text:style-name="P67"/>
          </table:table-cell>
          <table:table-cell table:style-name="Table1.C2" office:value-type="string">
            <text:p text:style-name="P67"/>
          </table:table-cell>
        </table:table-row>
        <table:table-row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>3. Validiraju se podaci</text:p>
          </table:table-cell>
          <table:table-cell table:style-name="Table1.C2" office:value-type="string">
            <text:p text:style-name="P67"/>
          </table:table-cell>
        </table:table-row>
        <table:table-row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>4. Obaviještava administratora o <text:s/>novoj registraciji</text:p>
          </table:table-cell>
          <table:table-cell table:style-name="Table1.C2" office:value-type="string">
            <text:p text:style-name="P67"/>
          </table:table-cell>
        </table:table-row>
        <table:table-row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C2" office:value-type="string">
            <text:p text:style-name="P70">5. Javlja korisniku putem e-maila da se uspješno registrovao na sistem</text:p>
          </table:table-cell>
        </table:table-row>
        <table:table-row>
          <table:table-cell table:style-name="Table1.A2" office:value-type="string">
            <text:p text:style-name="P70">6. Korisnik vrši verifikaciju računa putem e-maila</text:p>
          </table:table-cell>
          <table:table-cell table:style-name="Table1.A2" office:value-type="string">
            <text:p text:style-name="P70"/>
          </table:table-cell>
          <table:table-cell table:style-name="Table1.C2" office:value-type="string">
            <text:p text:style-name="P70"/>
          </table:table-cell>
        </table:table-row>
        <table:table-row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>7. Uspješna verifikacija</text:p>
          </table:table-cell>
          <table:table-cell table:style-name="Table1.C2" office:value-type="string">
            <text:p text:style-name="P70"/>
          </table:table-cell>
        </table:table-row>
        <table:table-row>
          <table:table-cell table:style-name="Table1.A2" office:value-type="string">
            <text:p text:style-name="P70">8. Korisnik sada ima mogućnosti odabira usluge</text:p>
          </table:table-cell>
          <table:table-cell table:style-name="Table1.A2" office:value-type="string">
            <text:p text:style-name="P70"/>
          </table:table-cell>
          <table:table-cell table:style-name="Table1.C2" office:value-type="string">
            <text:p text:style-name="P70"/>
          </table:table-cell>
        </table:table-row>
      </table:table>
      <text:p text:style-name="P1"/>
      <text:p text:style-name="P59">Alternativni tok 1: </text:p>
      <text:p text:style-name="P27">Neispravan unos podataka ili korisnik ne ispunjava opšte uslove za korištenje aplikacije.</text:p>
      <text:p text:style-name="P27"/>
      <text:p text:style-name="P19">Preduvjeti:</text:p>
      <text:p text:style-name="Standard">Prije 3. koraka provjeriti podatke i ustanoviti njihovu ispravnost.</text:p>
      <text:p text:style-name="Standard">Prije 7. koraka provjeriti da li je izvršena uspješna verifikacija.</text:p>
      <text:p text:style-name="Standard"/>
      <text:p text:style-name="P11">Tok događaja: </text:p>
      <text:p text:style-name="P11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92">Korisnik</text:p>
          </table:table-cell>
          <table:table-cell table:style-name="Table2.A1" office:value-type="string">
            <text:p text:style-name="P92">Sistem</text:p>
          </table:table-cell>
          <table:table-cell table:style-name="Table2.C1" office:value-type="string">
            <text:p text:style-name="P92">Administrator aplikacije</text:p>
          </table:table-cell>
        </table:table-row>
        <table:table-row>
          <table:table-cell table:style-name="Table2.A2" office:value-type="string">
            <text:p text:style-name="P67"/>
          </table:table-cell>
          <table:table-cell table:style-name="Table2.A2" office:value-type="string">
            <text:p text:style-name="P74">1. Detektira neispravne podatke</text:p>
          </table:table-cell>
          <table:table-cell table:style-name="Table2.C2" office:value-type="string">
            <text:p text:style-name="P67"/>
          </table:table-cell>
        </table:table-row>
        <table:table-row>
          <table:table-cell table:style-name="Table2.A2" office:value-type="string">
            <text:p text:style-name="P67"/>
          </table:table-cell>
          <table:table-cell table:style-name="Table2.A2" office:value-type="string">
            <text:p text:style-name="P67"/>
          </table:table-cell>
          <table:table-cell table:style-name="Table2.C2" office:value-type="string">
            <text:p text:style-name="P74">2. Traži od korisnika ponovni unos podataka</text:p>
          </table:table-cell>
        </table:table-row>
        <table:table-row>
          <table:table-cell table:style-name="Table2.A2" office:value-type="string">
            <text:p text:style-name="P74">3. Vraća se na 2. korak glavnog toka</text:p>
          </table:table-cell>
          <table:table-cell table:style-name="Table2.A2" office:value-type="string">
            <text:p text:style-name="P67"/>
          </table:table-cell>
          <table:table-cell table:style-name="Table2.C2" office:value-type="string">
            <text:p text:style-name="P67"/>
          </table:table-cell>
        </table:table-row>
      </table:table>
      <text:p text:style-name="P36"><text:soft-page-break/>Scenarij <text:span text:style-name="T16">2</text:span></text:p>
      <text:p text:style-name="P2"/>
      <text:p text:style-name="Standard"><text:span text:style-name="T15">Naziv: </text:span>Login na račun korsnik/administrator aplikacije/owner/administrator uposlenih u daljnjem</text:p>
      <text:p text:style-name="Standard">tekstu osoba.</text:p>
      <text:p text:style-name="P2"/>
      <text:p text:style-name="P35"><text:span text:style-name="T15">Opis: </text:span>Osoba se putem usernama-e/e-maila i šifre loguje na sistem.</text:p>
      <text:p text:style-name="P2"/>
      <text:p text:style-name="P35"><text:span text:style-name="T15">Glavni tok: </text:span>Uspješno prijavljivanje.</text:p>
      <text:p text:style-name="P2"/>
      <text:p text:style-name="P35"><text:span text:style-name="T15">Preduvjeti:</text:span><text:span text:style-name="T1"> </text:span>Osoba je registrovana, u slučaju osoba izuzev korisnika da je u radnom odnosu.</text:p>
      <text:p text:style-name="P2"/>
      <text:p text:style-name="P35"><text:span text:style-name="T15">Posljedice: </text:span>Na osnovu podataka unesenih u login formi otvara se odgovarajući dashboard.</text:p>
      <text:p text:style-name="P2"/>
      <text:p text:style-name="P11">Tok događaja: </text:p>
      <text:p text:style-name="P1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3">Korisnik</text:p>
          </table:table-cell>
          <table:table-cell table:style-name="Table3.B1" office:value-type="string">
            <text:p text:style-name="P93">Sistem</text:p>
          </table:table-cell>
        </table:table-row>
        <table:table-row>
          <table:table-cell table:style-name="Table3.A2" office:value-type="string">
            <text:p text:style-name="P102"><text:span text:style-name="T3">1. O</text:span><text:span text:style-name="T4">soba se prijavljuje na svoj račun.</text:span></text:p>
          </table:table-cell>
          <table:table-cell table:style-name="Table3.B2" office:value-type="string">
            <text:p text:style-name="P68"/>
          </table:table-cell>
        </table:table-row>
        <table:table-row>
          <table:table-cell table:style-name="Table3.A2" office:value-type="string">
            <text:p text:style-name="P71"/>
          </table:table-cell>
          <table:table-cell table:style-name="Table3.B2" office:value-type="string">
            <text:p text:style-name="P75">2. Provjera unesenih podataka</text:p>
          </table:table-cell>
        </table:table-row>
        <table:table-row>
          <table:table-cell table:style-name="Table3.A2" office:value-type="string">
            <text:p text:style-name="P71"/>
          </table:table-cell>
          <table:table-cell table:style-name="Table3.B2" office:value-type="string">
            <text:p text:style-name="P71">3. <text:span text:style-name="T17">Sistem daje povratnu informaciju o uspješnom prijavljivanju</text:span></text:p>
          </table:table-cell>
        </table:table-row>
        <table:table-row>
          <table:table-cell table:style-name="Table3.A2" office:value-type="string">
            <text:p text:style-name="P71"/>
          </table:table-cell>
          <table:table-cell table:style-name="Table3.B2" office:value-type="string">
            <text:p text:style-name="P102"><text:span text:style-name="T3">4. Ot</text:span><text:span text:style-name="T4">vara se odgovarajući dashboard</text:span></text:p>
          </table:table-cell>
        </table:table-row>
      </table:table>
      <text:p text:style-name="P44"/>
      <text:p text:style-name="P60">Alternativni tok 1: </text:p>
      <text:p text:style-name="P28">U<text:span text:style-name="T17">neseni neispravni pristupni podaci.</text:span></text:p>
      <text:p text:style-name="P28"/>
      <text:p text:style-name="P20">Preduvjeti:</text:p>
      <text:p text:style-name="Standard">Prije 2. koraka provjeriti pristupne podatke i ustanoviti njihovu ispravnost te privilegije koje</text:p>
      <text:p text:style-name="Standard">posjeduj.</text:p>
      <text:p text:style-name="Standard"/>
      <text:p text:style-name="P12">Tok događaja: </text:p>
      <text:p text:style-name="P4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3">Korisnik</text:p>
          </table:table-cell>
          <table:table-cell table:style-name="Table4.B1" office:value-type="string">
            <text:p text:style-name="P93">Sistem</text:p>
          </table:table-cell>
        </table:table-row>
        <table:table-row>
          <table:table-cell table:style-name="Table4.A2" office:value-type="string">
            <text:p text:style-name="P75"/>
          </table:table-cell>
          <table:table-cell table:style-name="Table4.B2" office:value-type="string">
            <text:p text:style-name="P75">1. Upozorava da jedan ili više podataka nisu validni te šalje poruku o preostalom broju pokušaja</text:p>
          </table:table-cell>
        </table:table-row>
        <table:table-row>
          <table:table-cell table:style-name="Table4.A2" office:value-type="string">
            <text:p text:style-name="P75">2. Nastavak na 1. koraku glavnog toka događaja</text:p>
          </table:table-cell>
          <table:table-cell table:style-name="Table4.B2" office:value-type="string">
            <text:p text:style-name="P75"/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37"><text:soft-page-break/>Scenarij <text:span text:style-name="T17">3</text:span></text:p>
      <text:p text:style-name="P3"/>
      <text:p text:style-name="P44"><text:span text:style-name="T15">Naziv: </text:span><text:span text:style-name="T17">Odabir usluge</text:span>.</text:p>
      <text:p text:style-name="P3"/>
      <text:p text:style-name="Standard"><text:span text:style-name="T15">Opis: </text:span>Korisnik se uspješno <text:span text:style-name="T17">prijavio</text:span> na sistem te koristi neku od pogodnosti kao što je izmjena</text:p>
      <text:p text:style-name="Standard">korisničkih podataka, brisanje korisničkog naloga, pregled članarine i eventualnih dugovanja, te</text:p>
      <text:p text:style-name="Standard">odabir novih usluga iz naše ponude</text:p>
      <text:p text:style-name="P3"/>
      <text:p text:style-name="P44"><text:span text:style-name="T15">Glavni tok: </text:span>Odabir neke od usluga sa dashboarda.</text:p>
      <text:p text:style-name="P3"/>
      <text:p text:style-name="P44"><text:span text:style-name="T15">Preduvjeti:</text:span><text:span text:style-name="T1"> </text:span><text:span text:style-name="T17">Uspješno prijavljen na sistem.</text:span></text:p>
      <text:p text:style-name="P3"/>
      <text:p text:style-name="P44"><text:span text:style-name="T15">Posljedice: </text:span><text:span text:style-name="T17">Omogućen odabir i korištenje usluga.</text:span></text:p>
      <text:p text:style-name="P3"/>
      <text:p text:style-name="P12">Tok događaja: </text:p>
      <text:p text:style-name="P12"/>
      <text:p text:style-name="P13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94">Korisnik</text:p>
          </table:table-cell>
          <table:table-cell table:style-name="Table5.A1" office:value-type="string">
            <text:p text:style-name="P94">Sistem</text:p>
          </table:table-cell>
          <table:table-cell table:style-name="Table5.C1" office:value-type="string">
            <text:p text:style-name="P94">Administrator aplikacije</text:p>
          </table:table-cell>
        </table:table-row>
        <table:table-row>
          <table:table-cell table:style-name="Table5.A2" office:value-type="string">
            <text:p text:style-name="P103"><text:span text:style-name="T3">1. Korisnik s</text:span><text:span text:style-name="T5">e prijavljuje na svoj račun.</text:span></text:p>
          </table:table-cell>
          <table:table-cell table:style-name="Table5.A2" office:value-type="string">
            <text:p text:style-name="P69"/>
          </table:table-cell>
          <table:table-cell table:style-name="Table5.C2" office:value-type="string">
            <text:p text:style-name="P69"/>
          </table:table-cell>
        </table:table-row>
        <table:table-row>
          <table:table-cell table:style-name="Table5.A2" office:value-type="string">
            <text:p text:style-name="P72"/>
          </table:table-cell>
          <table:table-cell table:style-name="Table5.A2" office:value-type="string">
            <text:p text:style-name="P76">2. Provjera unesenih podataka</text:p>
          </table:table-cell>
          <table:table-cell table:style-name="Table5.C2" office:value-type="string">
            <text:p text:style-name="P69"/>
          </table:table-cell>
        </table:table-row>
        <table:table-row>
          <table:table-cell table:style-name="Table5.A2" office:value-type="string">
            <text:p text:style-name="P72"/>
          </table:table-cell>
          <table:table-cell table:style-name="Table5.A2" office:value-type="string">
            <text:p text:style-name="P103"><text:span text:style-name="T3">3. S</text:span><text:span text:style-name="T5">istem daje povratnu informaciju o uspješnom prijavljivanju</text:span></text:p>
          </table:table-cell>
          <table:table-cell table:style-name="Table5.C2" office:value-type="string">
            <text:p text:style-name="P69"/>
          </table:table-cell>
        </table:table-row>
        <table:table-row>
          <table:table-cell table:style-name="Table5.A2" office:value-type="string">
            <text:p text:style-name="P72"/>
          </table:table-cell>
          <table:table-cell table:style-name="Table5.A2" office:value-type="string">
            <text:p text:style-name="P103"><text:span text:style-name="T3">4. O</text:span><text:span text:style-name="T5">tvara se odgovarajući prozor</text:span></text:p>
          </table:table-cell>
          <table:table-cell table:style-name="Table5.C2" office:value-type="string">
            <text:p text:style-name="P69"/>
          </table:table-cell>
        </table:table-row>
        <table:table-row>
          <table:table-cell table:style-name="Table5.A2" office:value-type="string">
            <text:p text:style-name="P76">5. Odabir odgovarajuće usluge</text:p>
          </table:table-cell>
          <table:table-cell table:style-name="Table5.A2" office:value-type="string">
            <text:p text:style-name="P72"/>
          </table:table-cell>
          <table:table-cell table:style-name="Table5.C2" office:value-type="string">
            <text:p text:style-name="P72"/>
          </table:table-cell>
        </table:table-row>
        <table:table-row>
          <table:table-cell table:style-name="Table5.A2" office:value-type="string">
            <text:p text:style-name="P72"/>
          </table:table-cell>
          <table:table-cell table:style-name="Table5.A2" office:value-type="string">
            <text:p text:style-name="P76">6. Slanje zahtjeva na obradu odnosno tj. odobrenje administratoru aplikacije</text:p>
          </table:table-cell>
          <table:table-cell table:style-name="Table5.C2" office:value-type="string">
            <text:p text:style-name="P72"/>
          </table:table-cell>
        </table:table-row>
        <table:table-row>
          <table:table-cell table:style-name="Table5.A2" office:value-type="string">
            <text:p text:style-name="P72"/>
          </table:table-cell>
          <table:table-cell table:style-name="Table5.A2" office:value-type="string">
            <text:p text:style-name="P72"/>
          </table:table-cell>
          <table:table-cell table:style-name="Table5.C2" office:value-type="string">
            <text:p text:style-name="P76">7. Obrada zahtjeva</text:p>
          </table:table-cell>
        </table:table-row>
        <table:table-row>
          <table:table-cell table:style-name="Table5.A2" office:value-type="string">
            <text:p text:style-name="P72"/>
          </table:table-cell>
          <table:table-cell table:style-name="Table5.A2" office:value-type="string">
            <text:p text:style-name="P72"/>
          </table:table-cell>
          <table:table-cell table:style-name="Table5.C2" office:value-type="string">
            <text:p text:style-name="P76">8. Odobravanje zahtjeva</text:p>
          </table:table-cell>
        </table:table-row>
        <table:table-row>
          <table:table-cell table:style-name="Table5.A2" office:value-type="string">
            <text:p text:style-name="P72"/>
          </table:table-cell>
          <table:table-cell table:style-name="Table5.A2" office:value-type="string">
            <text:p text:style-name="P76">9. Obavještava korisnika o uspješno odabranoj usluzi</text:p>
          </table:table-cell>
          <table:table-cell table:style-name="Table5.C2" office:value-type="string">
            <text:p text:style-name="P76"/>
          </table:table-cell>
        </table:table-row>
      </table:table>
      <text:p text:style-name="P45"/>
      <text:p text:style-name="P61">Alternativni tok 1: </text:p>
      <text:p text:style-name="Standard">Zahtjev nije odobren zbog neizmjerenih obaveza.</text:p>
      <text:p text:style-name="P29"/>
      <text:p text:style-name="P21">Preduvjeti:</text:p>
      <text:p text:style-name="P45">Prije 2. koraka provjeriti pristupne podatke i ustanoviti njihovu ispravnost te privilegije koje</text:p>
      <text:p text:style-name="P45">posjeduj.</text:p>
      <text:p text:style-name="P45"/>
      <text:p text:style-name="P13"/>
      <text:p text:style-name="P13"/>
      <text:p text:style-name="P13"/>
      <text:p text:style-name="P13"/>
      <text:p text:style-name="P13"/>
      <text:p text:style-name="P13"><text:soft-page-break/>Tok događaja: </text:p>
      <text:p text:style-name="P13"/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94">Korisnik</text:p>
          </table:table-cell>
          <table:table-cell table:style-name="Table6.A1" office:value-type="string">
            <text:p text:style-name="P94">Sistem</text:p>
          </table:table-cell>
          <table:table-cell table:style-name="Table6.C1" office:value-type="string">
            <text:p text:style-name="P94">Administrator aplikacije</text:p>
          </table:table-cell>
        </table:table-row>
        <table:table-row>
          <table:table-cell table:style-name="Table6.A2" office:value-type="string">
            <text:p text:style-name="P76"/>
          </table:table-cell>
          <table:table-cell table:style-name="Table6.A2" office:value-type="string">
            <text:p text:style-name="P76">1. Slanje zahtjeva na obradu odnosno tj. odobrenje administratoru aplikacije</text:p>
          </table:table-cell>
          <table:table-cell table:style-name="Table6.C2" office:value-type="string">
            <text:p text:style-name="P69"/>
          </table:table-cell>
        </table:table-row>
        <table:table-row>
          <table:table-cell table:style-name="Table6.A2" office:value-type="string">
            <text:p text:style-name="P72"/>
          </table:table-cell>
          <table:table-cell table:style-name="Table6.A2" office:value-type="string">
            <text:p text:style-name="P76"/>
          </table:table-cell>
          <table:table-cell table:style-name="Table6.C2" office:value-type="string">
            <text:p text:style-name="P76">2. Obrada zahtjeva/pregled stanja članarine</text:p>
          </table:table-cell>
        </table:table-row>
        <table:table-row>
          <table:table-cell table:style-name="Table6.A2" office:value-type="string">
            <text:p text:style-name="P72"/>
          </table:table-cell>
          <table:table-cell table:style-name="Table6.A2" office:value-type="string">
            <text:p text:style-name="P76"/>
          </table:table-cell>
          <table:table-cell table:style-name="Table6.C2" office:value-type="string">
            <text:p text:style-name="P76">3. Zahtjev odbijen (šalje se poruka o neizmirenim obavezama)</text:p>
          </table:table-cell>
        </table:table-row>
        <table:table-row>
          <table:table-cell table:style-name="Table6.A2" office:value-type="string">
            <text:p text:style-name="P72"/>
          </table:table-cell>
          <table:table-cell table:style-name="Table6.A2" office:value-type="string">
            <text:p text:style-name="P72">4. <text:span text:style-name="T18">Šalje poruku korisniku o neispunjenim obavezama</text:span></text:p>
          </table:table-cell>
          <table:table-cell table:style-name="Table6.C2" office:value-type="string">
            <text:p text:style-name="P69"/>
          </table:table-cell>
        </table:table-row>
      </table:table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38"><text:soft-page-break/>Scenarij <text:span text:style-name="T18">4</text:span></text:p>
      <text:p text:style-name="P4"/>
      <text:p text:style-name="P45"><text:span text:style-name="T15">Naziv: </text:span><text:span text:style-name="T17">Upošljavanje novog radnika.</text:span></text:p>
      <text:p text:style-name="P4"/>
      <text:p text:style-name="P45"><text:span text:style-name="T15">Opis: </text:span><text:span text:style-name="T18">Owner dodaje novouposlenog radnika u aplikaciju.</text:span></text:p>
      <text:p text:style-name="P4"/>
      <text:p text:style-name="P45"><text:span text:style-name="T15">Glavni tok: </text:span><text:span text:style-name="T18">Owner uspješno registrovao radnika.</text:span></text:p>
      <text:p text:style-name="P4"/>
      <text:p text:style-name="P45"><text:span text:style-name="T15">Preduvjeti:</text:span><text:span text:style-name="T1"> </text:span><text:span text:style-name="T17">Owner ima pristup aplikaciji, prikupljeni su svi podaci.</text:span></text:p>
      <text:p text:style-name="P4"/>
      <text:p text:style-name="P45"><text:span text:style-name="T15">Posljedice: </text:span><text:span text:style-name="T17">Novi radnik je uspješno dodan u bazu.</text:span></text:p>
      <text:p text:style-name="P4"/>
      <text:p text:style-name="P13">Tok događaja: </text:p>
      <text:p text:style-name="P13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4">O<text:span text:style-name="T18">wner</text:span></text:p>
          </table:table-cell>
          <table:table-cell table:style-name="Table7.B1" office:value-type="string">
            <text:p text:style-name="P94">Sistem</text:p>
          </table:table-cell>
        </table:table-row>
        <table:table-row>
          <table:table-cell table:style-name="Table7.A2" office:value-type="string">
            <text:p text:style-name="P111"><text:span text:style-name="T5">1. </text:span><text:span text:style-name="T2">Uspješno prijavljivanje u aplikaciju.</text:span></text:p>
          </table:table-cell>
          <table:table-cell table:style-name="Table7.B2" office:value-type="string">
            <text:p text:style-name="P76"/>
          </table:table-cell>
        </table:table-row>
        <table:table-row>
          <table:table-cell table:style-name="Table7.A2" office:value-type="string">
            <text:p text:style-name="P76">2. Unosi podatke za novog radnika u odgovarajuću formu.</text:p>
          </table:table-cell>
          <table:table-cell table:style-name="Table7.B2" office:value-type="string">
            <text:p text:style-name="P76"/>
          </table:table-cell>
        </table:table-row>
        <table:table-row>
          <table:table-cell table:style-name="Table7.A2" office:value-type="string">
            <text:p text:style-name="P72"/>
          </table:table-cell>
          <table:table-cell table:style-name="Table7.B2" office:value-type="string">
            <text:p text:style-name="P111"><text:span text:style-name="T5">3. </text:span><text:span text:style-name="T2">Sistem validira podatke.</text:span></text:p>
          </table:table-cell>
        </table:table-row>
        <table:table-row>
          <table:table-cell table:style-name="Table7.A2" office:value-type="string">
            <text:p text:style-name="P72"/>
          </table:table-cell>
          <table:table-cell table:style-name="Table7.B2" office:value-type="string">
            <text:p text:style-name="P103"><text:span text:style-name="T3">4. </text:span><text:span text:style-name="T6">Obavještava Ownera da je akcija izvršena uspješno.</text:span></text:p>
          </table:table-cell>
        </table:table-row>
        <table:table-row>
          <table:table-cell table:style-name="Table7.A2" office:value-type="string">
            <text:p text:style-name="P82">5. Dodjeljuje privilegije i podatke za prijavljivanje administratorima.</text:p>
          </table:table-cell>
          <table:table-cell table:style-name="Table7.B2" office:value-type="string">
            <text:p text:style-name="P103"/>
          </table:table-cell>
        </table:table-row>
        <table:table-row>
          <table:table-cell table:style-name="Table7.A2" office:value-type="string">
            <text:p text:style-name="P82"/>
          </table:table-cell>
          <table:table-cell table:style-name="Table7.B2" office:value-type="string">
            <text:p text:style-name="P112">6. Sistem obrađuje podatke i pohranjuje ih u bazu te informira Ownera o uspješnosti akcije.</text:p>
          </table:table-cell>
        </table:table-row>
      </table:table>
      <text:p text:style-name="P13"/>
      <text:p text:style-name="P62">Alternativni tok 1: </text:p>
      <text:p text:style-name="Standard">Sistem šalje obavještenje da neki od podataka nisu validni ili već postoje u bazi.</text:p>
      <text:p text:style-name="P30"/>
      <text:p text:style-name="P22">Preduvjeti:</text:p>
      <text:p text:style-name="P47">U trećem koraku sistem šalje upozorenje i razlog zbog čega su odbijeni podaci.</text:p>
      <text:p text:style-name="P47"/>
      <text:p text:style-name="P14">Tok događaja: </text:p>
      <text:p text:style-name="P14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95">O<text:span text:style-name="T18">wner</text:span></text:p>
          </table:table-cell>
          <table:table-cell table:style-name="Table8.B1" office:value-type="string">
            <text:p text:style-name="P95">Sistem</text:p>
          </table:table-cell>
        </table:table-row>
        <table:table-row>
          <table:table-cell table:style-name="Table8.A2" office:value-type="string">
            <text:p text:style-name="P104"><text:span text:style-name="T5">1. P</text:span><text:span text:style-name="T6">onovno vrši provjeru prikupljenih podataka.</text:span></text:p>
          </table:table-cell>
          <table:table-cell table:style-name="Table8.B2" office:value-type="string">
            <text:p text:style-name="P77"/>
          </table:table-cell>
        </table:table-row>
        <table:table-row>
          <table:table-cell table:style-name="Table8.A2" office:value-type="string">
            <text:p text:style-name="P104"><text:span text:style-name="T5">2. N</text:span><text:span text:style-name="T6">astavak na koraku 2 ili 5 (ovisno o tome gdje se pojavila greška) glavnog toka događaja.</text:span></text:p>
          </table:table-cell>
          <table:table-cell table:style-name="Table8.B2" office:value-type="string">
            <text:p text:style-name="P77"/>
          </table:table-cell>
        </table:table-row>
      </table:table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39"><text:soft-page-break/>Scenarij <text:span text:style-name="T19">5</text:span></text:p>
      <text:p text:style-name="P5"/>
      <text:p text:style-name="P46"><text:span text:style-name="T15">Naziv: </text:span><text:span text:style-name="T17">Pregled uposlenih.</text:span></text:p>
      <text:p text:style-name="P5"/>
      <text:p text:style-name="P46"><text:span text:style-name="T15">Opis: </text:span><text:span text:style-name="T18">Owner vrši pregled i eventualne promjene u podacima uposlenih.</text:span></text:p>
      <text:p text:style-name="P5"/>
      <text:p text:style-name="P46"><text:span text:style-name="T15">Glavni tok: </text:span><text:span text:style-name="T18">Owner je uspješno izvršio pregled i eventualne promjene podataka uposlenih.</text:span></text:p>
      <text:p text:style-name="P5"/>
      <text:p text:style-name="P46"><text:span text:style-name="T15">Preduvjeti:</text:span><text:span text:style-name="T1"> </text:span><text:span text:style-name="T17">Owner ima pristup aplikaciji.</text:span></text:p>
      <text:p text:style-name="P5"/>
      <text:p text:style-name="P46"><text:span text:style-name="T15">Posljedice: </text:span><text:span text:style-name="T17">Eventualno su izvršene promjene podataka uposlene osobe.</text:span></text:p>
      <text:p text:style-name="P5"/>
      <text:p text:style-name="P14">Tok događaja: </text:p>
      <text:p text:style-name="P15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6">O<text:span text:style-name="T18">wner</text:span></text:p>
          </table:table-cell>
          <table:table-cell table:style-name="Table9.B1" office:value-type="string">
            <text:p text:style-name="P96">Sistem</text:p>
          </table:table-cell>
        </table:table-row>
        <table:table-row>
          <table:table-cell table:style-name="Table9.A2" office:value-type="string">
            <text:p text:style-name="P78">1. Uspješno prijavljivanje u aplikaciju.</text:p>
          </table:table-cell>
          <table:table-cell table:style-name="Table9.B2" office:value-type="string">
            <text:p text:style-name="P78"/>
          </table:table-cell>
        </table:table-row>
        <table:table-row>
          <table:table-cell table:style-name="Table9.A2" office:value-type="string">
            <text:p text:style-name="P105"><text:span text:style-name="T5">2. O</text:span><text:span text:style-name="T7">bavlja pregled i eventualne promjene podataka uposlenih osoba.</text:span></text:p>
          </table:table-cell>
          <table:table-cell table:style-name="Table9.B2" office:value-type="string">
            <text:p text:style-name="P78"/>
          </table:table-cell>
        </table:table-row>
        <table:table-row>
          <table:table-cell table:style-name="Table9.A2" office:value-type="string">
            <text:p text:style-name="P73"/>
          </table:table-cell>
          <table:table-cell table:style-name="Table9.B2" office:value-type="string">
            <text:p text:style-name="P78">3. Sistem validira podatke.</text:p>
          </table:table-cell>
        </table:table-row>
        <table:table-row>
          <table:table-cell table:style-name="Table9.A2" office:value-type="string">
            <text:p text:style-name="P73"/>
          </table:table-cell>
          <table:table-cell table:style-name="Table9.B2" office:value-type="string">
            <text:p text:style-name="P105"><text:span text:style-name="T3">4. </text:span><text:span text:style-name="T6">Obavještava Ownera da je akcija izvršena uspješno.</text:span></text:p>
          </table:table-cell>
        </table:table-row>
      </table:table>
      <text:p text:style-name="P52"/>
      <text:p text:style-name="P63">Alternativni tok 1: </text:p>
      <text:p text:style-name="P52">Sistem šalje obavještenje da <text:span text:style-name="T20">se</text:span> neki od podataka <text:span text:style-name="T20">ne mogu mijenjati ili su promijenjeni na nedozvoljen način. </text:span></text:p>
      <text:p text:style-name="P31"/>
      <text:p text:style-name="P23">Preduvjeti:</text:p>
      <text:p text:style-name="P48">U trećem koraku sistem šalje upozorenje i razlog zbog čega su odbijene promjene u podacima.</text:p>
      <text:p text:style-name="P48"/>
      <text:p text:style-name="P15">Tok događaja: </text:p>
      <text:p text:style-name="P15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96">O<text:span text:style-name="T18">wner</text:span></text:p>
          </table:table-cell>
          <table:table-cell table:style-name="Table10.B1" office:value-type="string">
            <text:p text:style-name="P96">Sistem</text:p>
          </table:table-cell>
        </table:table-row>
        <table:table-row>
          <table:table-cell table:style-name="Table10.A2" office:value-type="string">
            <text:p text:style-name="P105"><text:span text:style-name="T5">1. P</text:span><text:span text:style-name="T6">onovno vrši provjeru prikupljenih podataka.</text:span></text:p>
          </table:table-cell>
          <table:table-cell table:style-name="Table10.B2" office:value-type="string">
            <text:p text:style-name="P78"/>
          </table:table-cell>
        </table:table-row>
        <table:table-row>
          <table:table-cell table:style-name="Table10.A2" office:value-type="string">
            <text:p text:style-name="P105"><text:span text:style-name="T5">2. N</text:span><text:span text:style-name="T6">astavak na koraku 2 glavnog toka događaja.</text:span></text:p>
          </table:table-cell>
          <table:table-cell table:style-name="Table10.B2" office:value-type="string">
            <text:p text:style-name="P78"/>
          </table:table-cell>
        </table:table-row>
      </table:table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40"><text:soft-page-break/>Scenarij <text:span text:style-name="T20">6</text:span></text:p>
      <text:p text:style-name="P6"/>
      <text:p text:style-name="P52"><text:span text:style-name="T15">Naziv: </text:span><text:span text:style-name="T17">Obrada pridošlih zahtjeva.</text:span></text:p>
      <text:p text:style-name="P6"/>
      <text:p text:style-name="P52"><text:span text:style-name="T15">Opis: </text:span>Administrator uposlenih vrši pregled zahtijeva te ih odobrava ili odbija.</text:p>
      <text:p text:style-name="P6"/>
      <text:p text:style-name="P52"><text:span text:style-name="T15">Glavni tok:</text:span><text:span text:style-name="T1"> </text:span>Administrator uposlenih je odobrio zahtjev koji dalje ide na obradu.</text:p>
      <text:p text:style-name="P6"/>
      <text:p text:style-name="P52"><text:span text:style-name="T15">Preduvjeti:</text:span><text:span text:style-name="T1"> </text:span>Administrator uposlenih ima pristup aplikaciji.</text:p>
      <text:p text:style-name="P6"/>
      <text:p text:style-name="P52"><text:span text:style-name="T15">Posljedice:</text:span><text:span text:style-name="T1"> </text:span>Zahtjev je odobren i ide u dalju proceduru.</text:p>
      <text:p text:style-name="P6"/>
      <text:p text:style-name="P15">Tok događaja: </text:p>
      <text:p text:style-name="P15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96">A<text:span text:style-name="T20">dministrator uposlenih</text:span></text:p>
          </table:table-cell>
          <table:table-cell table:style-name="Table11.B1" office:value-type="string">
            <text:p text:style-name="P96">Sistem</text:p>
          </table:table-cell>
        </table:table-row>
        <table:table-row>
          <table:table-cell table:style-name="Table11.A2" office:value-type="string">
            <text:p text:style-name="P78">1. Uspješno prijavljivanje u aplikaciju.</text:p>
          </table:table-cell>
          <table:table-cell table:style-name="Table11.B2" office:value-type="string">
            <text:p text:style-name="P78"/>
          </table:table-cell>
        </table:table-row>
        <table:table-row>
          <table:table-cell table:style-name="Table11.A2" office:value-type="string">
            <text:p text:style-name="P105"><text:span text:style-name="T5">2. O</text:span><text:span text:style-name="T7">bavlja pregled dobijenih zahtijeva.</text:span></text:p>
          </table:table-cell>
          <table:table-cell table:style-name="Table11.B2" office:value-type="string">
            <text:p text:style-name="P78"/>
          </table:table-cell>
        </table:table-row>
        <table:table-row>
          <table:table-cell table:style-name="Table11.A2" office:value-type="string">
            <text:p text:style-name="P87">3. Odobrava zahtjev.</text:p>
          </table:table-cell>
          <table:table-cell table:style-name="Table11.B2" office:value-type="string">
            <text:p text:style-name="P78"/>
          </table:table-cell>
        </table:table-row>
        <table:table-row>
          <table:table-cell table:style-name="Table11.A2" office:value-type="string">
            <text:p text:style-name="P73"/>
          </table:table-cell>
          <table:table-cell table:style-name="Table11.B2" office:value-type="string">
            <text:p text:style-name="P105"><text:span text:style-name="T3">4. </text:span><text:span text:style-name="T6">Š</text:span><text:span text:style-name="T7">alje poruku korisniku da su njegovi zahtijevi odobreni</text:span><text:span text:style-name="T6">.</text:span></text:p>
          </table:table-cell>
        </table:table-row>
      </table:table>
      <text:p text:style-name="P52"/>
      <text:p text:style-name="P63">Alternativni tok 1: </text:p>
      <text:p text:style-name="P53">Administrator uposlenih odbija zahtjev.</text:p>
      <text:p text:style-name="P31"/>
      <text:p text:style-name="P23">Preduvjeti:</text:p>
      <text:p text:style-name="P48">U trećem koraku administrator je odbio primiti zahtjev zbog toga što neispunjavaju uslove aplikacije ili zbog dugova korisnika.</text:p>
      <text:p text:style-name="P48"/>
      <text:p text:style-name="P15">Tok događaja: </text:p>
      <text:p text:style-name="P15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96">K<text:span text:style-name="T20">orisnik</text:span></text:p>
          </table:table-cell>
          <table:table-cell table:style-name="Table12.B1" office:value-type="string">
            <text:p text:style-name="P96">Sistem</text:p>
          </table:table-cell>
        </table:table-row>
        <table:table-row>
          <table:table-cell table:style-name="Table12.A2" office:value-type="string">
            <text:p text:style-name="P83"/>
          </table:table-cell>
          <table:table-cell table:style-name="Table12.B2" office:value-type="string">
            <text:p text:style-name="P87">1. Šalje poruku korisniku da su njegovi zahtijevi nisu odobreni te mu u toj poruci dostavlja razloge zbog kojih se to desilo.</text:p>
          </table:table-cell>
        </table:table-row>
        <table:table-row>
          <table:table-cell table:style-name="Table12.A2" office:value-type="string">
            <text:p text:style-name="P113"><text:span text:style-name="T19">2. </text:span>Ponovo šalje zahtjev uz promjene ili se odjavljuje iz aplikacije.</text:p>
          </table:table-cell>
          <table:table-cell table:style-name="Table12.B2" office:value-type="string">
            <text:p text:style-name="P78"/>
          </table:table-cell>
        </table:table-row>
      </table:table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41"><text:soft-page-break/>Scenarij <text:span text:style-name="T21">7</text:span></text:p>
      <text:p text:style-name="P7"/>
      <text:p text:style-name="P56"><text:span text:style-name="T15">Naziv: </text:span><text:span text:style-name="T17">Organizacija radnika i kreiranje radnog naloga.</text:span></text:p>
      <text:p text:style-name="P7"/>
      <text:p text:style-name="P56"><text:span text:style-name="T15">Opis: </text:span>Administrator uposlenih vrši <text:span text:style-name="T21">organizaciju radnika te im šalje njihove obaveze na mail ili printa radni nalog u vidu izvještaja.</text:span></text:p>
      <text:p text:style-name="P7"/>
      <text:p text:style-name="P56"><text:span text:style-name="T15">Glavni tok:</text:span><text:span text:style-name="T1"> </text:span>Administrator uposlenih je <text:span text:style-name="T21">uspješno poslao naloge</text:span>.</text:p>
      <text:p text:style-name="P7"/>
      <text:p text:style-name="P56"><text:span text:style-name="T15">Preduvjeti:</text:span><text:span text:style-name="T1"> </text:span>Administrator uposlenih ima pristup aplikaciji.</text:p>
      <text:p text:style-name="P7"/>
      <text:p text:style-name="P56"><text:span text:style-name="T15">Posljedice:</text:span><text:span text:style-name="T1"> </text:span><text:span text:style-name="T21">Uposleni je dobio nalog na mail ili u printanom obliku</text:span>.</text:p>
      <text:p text:style-name="P7"/>
      <text:p text:style-name="P16">Tok događaja: </text:p>
      <text:p text:style-name="P16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97">A<text:span text:style-name="T20">dministrator uposlenih</text:span></text:p>
          </table:table-cell>
          <table:table-cell table:style-name="Table13.B1" office:value-type="string">
            <text:p text:style-name="P97">Sistem</text:p>
          </table:table-cell>
        </table:table-row>
        <table:table-row>
          <table:table-cell table:style-name="Table13.A2" office:value-type="string">
            <text:p text:style-name="P79">1. Uspješno prijavljivanje u aplikaciju.</text:p>
          </table:table-cell>
          <table:table-cell table:style-name="Table13.B2" office:value-type="string">
            <text:p text:style-name="P79"/>
          </table:table-cell>
        </table:table-row>
        <table:table-row>
          <table:table-cell table:style-name="Table13.A2" office:value-type="string">
            <text:p text:style-name="P106"><text:span text:style-name="T5">2. O</text:span><text:span text:style-name="T7">d</text:span><text:span text:style-name="T8">abire slobodne uposlenike i šalje sistemu na obradu uposlenikove obaveze tj. naloge.</text:span></text:p>
          </table:table-cell>
          <table:table-cell table:style-name="Table13.B2" office:value-type="string">
            <text:p text:style-name="P79"/>
          </table:table-cell>
        </table:table-row>
        <table:table-row>
          <table:table-cell table:style-name="Table13.A2" office:value-type="string">
            <text:p text:style-name="P88"/>
          </table:table-cell>
          <table:table-cell table:style-name="Table13.B2" office:value-type="string">
            <text:p text:style-name="P91">3. Šalje mail uposlenom ili printa nalog.</text:p>
          </table:table-cell>
        </table:table-row>
      </table:table>
      <text:p text:style-name="P56"/>
      <text:p text:style-name="P64">Alternativni tok 1: </text:p>
      <text:p text:style-name="P54">N<text:span text:style-name="T21">euspješno prijavljivanje u aplikaciju ili su svi zaposlenici zauzeti.</text:span></text:p>
      <text:p text:style-name="P32"/>
      <text:p text:style-name="P24">Preduvjeti:</text:p>
      <text:p text:style-name="P49">G<text:span text:style-name="T21">reške u prvom koraku glavnog toka ili nema slobodnih zaposlenih u drugom koraku glavnog toka</text:span></text:p>
      <text:p text:style-name="P49"/>
      <text:p text:style-name="P16">Tok događaja: </text:p>
      <text:p text:style-name="P16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97">K<text:span text:style-name="T20">orisnik</text:span></text:p>
          </table:table-cell>
          <table:table-cell table:style-name="Table14.B1" office:value-type="string">
            <text:p text:style-name="P97">Sistem</text:p>
          </table:table-cell>
        </table:table-row>
        <table:table-row>
          <table:table-cell table:style-name="Table14.A2" office:value-type="string">
            <text:p text:style-name="P84"/>
          </table:table-cell>
          <table:table-cell table:style-name="Table14.B2" office:value-type="string">
            <text:p text:style-name="P106"><text:span text:style-name="T7">1. Š</text:span><text:span text:style-name="T8">alje poruku korisniku da je njegov zahtjev na čekanju zbog zauzetosti svih radnika.</text:span></text:p>
          </table:table-cell>
        </table:table-row>
        <table:table-row>
          <table:table-cell table:style-name="Table14.A2" office:value-type="string">
            <text:p text:style-name="P114">2. Odabire opcija da čeka slobodne radnike ili odustaje od zahtjeva.</text:p>
          </table:table-cell>
          <table:table-cell table:style-name="Table14.B2" office:value-type="string">
            <text:p text:style-name="P79"/>
          </table:table-cell>
        </table:table-row>
      </table:table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42"><text:soft-page-break/>Scenarij <text:span text:style-name="T22">8</text:span></text:p>
      <text:p text:style-name="P8"/>
      <text:p text:style-name="P57"><text:span text:style-name="T15">Naziv: </text:span><text:span text:style-name="T17">Pregled stanja registiranih korisnika.</text:span></text:p>
      <text:p text:style-name="P8"/>
      <text:p text:style-name="P57"><text:span text:style-name="T15">Opis: </text:span>Administrator <text:span text:style-name="T22">aplikacije</text:span> vrši <text:span text:style-name="T21">pregled registriranih korisnika te obavlja eventualne promjene nad nalogom registrirane osobe.</text:span></text:p>
      <text:p text:style-name="P57"/>
      <text:p text:style-name="P57"><text:span text:style-name="T15">Glavni tok:</text:span><text:span text:style-name="T1"> </text:span>Administrator aplikacije je uspješno izvršio neku od odabranih akcija ili aktivnosti.</text:p>
      <text:p text:style-name="P8"/>
      <text:p text:style-name="P57"><text:span text:style-name="T15">Preduvjeti:</text:span><text:span text:style-name="T1"> </text:span>Administrator <text:span text:style-name="T22">aplikacije</text:span> ima pristup aplikaciji.</text:p>
      <text:p text:style-name="P8"/>
      <text:p text:style-name="P57"><text:span text:style-name="T15">Posljedice:</text:span> Akcija je uspješno izvršena te je korisnik obaviješten o njoj.</text:p>
      <text:p text:style-name="P8"/>
      <text:p text:style-name="P17">Tok događaja: </text:p>
      <text:p text:style-name="P17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109"><text:span text:style-name="T11">A</text:span><text:span text:style-name="T12">dministrator a</text:span><text:span text:style-name="T13">plikacije</text:span></text:p>
          </table:table-cell>
          <table:table-cell table:style-name="Table15.A1" office:value-type="string">
            <text:p text:style-name="P98">Sistem</text:p>
          </table:table-cell>
          <table:table-cell table:style-name="Table15.C1" office:value-type="string">
            <text:p text:style-name="P100">Korisnik</text:p>
          </table:table-cell>
        </table:table-row>
        <table:table-row>
          <table:table-cell table:style-name="Table15.A2" office:value-type="string">
            <text:p text:style-name="P80">1. Uspješno prijavljivanje u aplikaciju.</text:p>
          </table:table-cell>
          <table:table-cell table:style-name="Table15.A2" office:value-type="string">
            <text:p text:style-name="P80"/>
          </table:table-cell>
          <table:table-cell table:style-name="Table15.C2" office:value-type="string">
            <text:p text:style-name="P80"/>
          </table:table-cell>
        </table:table-row>
        <table:table-row>
          <table:table-cell table:style-name="Table15.A2" office:value-type="string">
            <text:p text:style-name="P107"><text:span text:style-name="T5">2. O</text:span><text:span text:style-name="T7">d</text:span><text:span text:style-name="T8">abire a</text:span><text:span text:style-name="T9">kcije koju želi izvršiti.</text:span></text:p>
          </table:table-cell>
          <table:table-cell table:style-name="Table15.A2" office:value-type="string">
            <text:p text:style-name="P80"/>
          </table:table-cell>
          <table:table-cell table:style-name="Table15.C2" office:value-type="string">
            <text:p text:style-name="P80"/>
          </table:table-cell>
        </table:table-row>
        <table:table-row>
          <table:table-cell table:style-name="Table15.A2" office:value-type="string">
            <text:p text:style-name="P89"/>
          </table:table-cell>
          <table:table-cell table:style-name="Table15.A2" office:value-type="string">
            <text:p text:style-name="P107"><text:span text:style-name="T8">3. I</text:span><text:span text:style-name="T9">nformira korisnika o izvšenim promjenama i eventialnim obavezama prema društvu.</text:span></text:p>
          </table:table-cell>
          <table:table-cell table:style-name="Table15.C2" office:value-type="string">
            <text:p text:style-name="P115"/>
          </table:table-cell>
        </table:table-row>
        <table:table-row>
          <table:table-cell table:style-name="Table15.A2" office:value-type="string">
            <text:p text:style-name="P89"/>
          </table:table-cell>
          <table:table-cell table:style-name="Table15.A2" office:value-type="string">
            <text:p text:style-name="P107"/>
          </table:table-cell>
          <table:table-cell table:style-name="Table15.C2" office:value-type="string">
            <text:p text:style-name="P117">4. Korisnik zaprima poruku od sistema.</text:p>
          </table:table-cell>
        </table:table-row>
      </table:table>
      <text:p text:style-name="P57"/>
      <text:p text:style-name="P65">Alternativni tok 1: </text:p>
      <text:p text:style-name="P55">Neuspješno prijavljivanje u aplikaciju ili je neka od akcija nedozvoljena/nelegalna.</text:p>
      <text:p text:style-name="P33"/>
      <text:p text:style-name="P25">Preduvjeti:</text:p>
      <text:p text:style-name="P50">Greške u prvom koraku glavnog toka ili se desila greška u trećem koraku glavnog toka.</text:p>
      <text:p text:style-name="P50"/>
      <text:p text:style-name="P17">Tok događaja: </text:p>
      <text:p text:style-name="P17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98">K<text:span text:style-name="T20">orisnik</text:span></text:p>
          </table:table-cell>
          <table:table-cell table:style-name="Table16.B1" office:value-type="string">
            <text:p text:style-name="P98">Sistem</text:p>
          </table:table-cell>
        </table:table-row>
        <table:table-row>
          <table:table-cell table:style-name="Table16.A2" office:value-type="string">
            <text:p text:style-name="P85"/>
          </table:table-cell>
          <table:table-cell table:style-name="Table16.B2" office:value-type="string">
            <text:p text:style-name="P107"><text:span text:style-name="T7">1. Š</text:span><text:span text:style-name="T8">alje poruku a</text:span><text:span text:style-name="T9">dministratoru aplikacije o greški koja se desila pri radu.</text:span></text:p>
          </table:table-cell>
        </table:table-row>
        <table:table-row>
          <table:table-cell table:style-name="Table16.A2" office:value-type="string">
            <text:p text:style-name="P115">2. Vraća se na tačku 2 glavnog toka.</text:p>
          </table:table-cell>
          <table:table-cell table:style-name="Table16.B2" office:value-type="string">
            <text:p text:style-name="P80"/>
          </table:table-cell>
        </table:table-row>
      </table:table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43"><text:soft-page-break/>Scenarij <text:span text:style-name="T23">9</text:span></text:p>
      <text:p text:style-name="P9"/>
      <text:p text:style-name="P58"><text:span text:style-name="T15">Naziv: </text:span><text:span text:style-name="T17">Registriranje korisnika u poslovnici pogrebnog društva.</text:span></text:p>
      <text:p text:style-name="P9"/>
      <text:p text:style-name="P58"><text:span text:style-name="T15">Opis:</text:span><text:span text:style-name="T1"> </text:span>Administrator aplikacije registruje korisnika u sistem ukoliko to on traži od njega.</text:p>
      <text:p text:style-name="P58"/>
      <text:p text:style-name="P58"><text:span text:style-name="T15">Glavni tok:</text:span><text:span text:style-name="T1"> </text:span>Administrator aplikacije je uspješno izvršio registraciju novog korisnika.</text:p>
      <text:p text:style-name="P9"/>
      <text:p text:style-name="P58"><text:span text:style-name="T15">Preduvjeti:</text:span><text:span text:style-name="T1"> </text:span>Administrator aplikacije ima pristup aplikaciji.</text:p>
      <text:p text:style-name="P9"/>
      <text:p text:style-name="P58"><text:span text:style-name="T15">Posljedice:</text:span><text:span text:style-name="T1"> </text:span>Akcija je uspješno izvršena te je korisnik <text:span text:style-name="T24">informiran</text:span> o njoj preko e-mail adrese.</text:p>
      <text:p text:style-name="P9"/>
      <text:p text:style-name="P18">Tok događaja: </text:p>
      <text:p text:style-name="P18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110"><text:span text:style-name="T11">A</text:span><text:span text:style-name="T12">dministrator a</text:span><text:span text:style-name="T13">plikacije</text:span></text:p>
          </table:table-cell>
          <table:table-cell table:style-name="Table17.A1" office:value-type="string">
            <text:p text:style-name="P99">Sistem</text:p>
          </table:table-cell>
          <table:table-cell table:style-name="Table17.C1" office:value-type="string">
            <text:p text:style-name="P101">Korisnik</text:p>
          </table:table-cell>
        </table:table-row>
        <table:table-row>
          <table:table-cell table:style-name="Table17.A2" office:value-type="string">
            <text:p text:style-name="P81">1. Uspješno prijavljivanje u aplikaciju.</text:p>
          </table:table-cell>
          <table:table-cell table:style-name="Table17.A2" office:value-type="string">
            <text:p text:style-name="P81"/>
          </table:table-cell>
          <table:table-cell table:style-name="Table17.C2" office:value-type="string">
            <text:p text:style-name="P81"/>
          </table:table-cell>
        </table:table-row>
        <table:table-row>
          <table:table-cell table:style-name="Table17.A2" office:value-type="string">
            <text:p text:style-name="P108"><text:span text:style-name="T5">2. R</text:span><text:span text:style-name="T10">egistruje novog korisnika</text:span></text:p>
          </table:table-cell>
          <table:table-cell table:style-name="Table17.A2" office:value-type="string">
            <text:p text:style-name="P81"/>
          </table:table-cell>
          <table:table-cell table:style-name="Table17.C2" office:value-type="string">
            <text:p text:style-name="P81"/>
          </table:table-cell>
        </table:table-row>
        <table:table-row>
          <table:table-cell table:style-name="Table17.A2" office:value-type="string">
            <text:p text:style-name="P90"/>
          </table:table-cell>
          <table:table-cell table:style-name="Table17.A2" office:value-type="string">
            <text:p text:style-name="P108"><text:span text:style-name="T8">3. O</text:span><text:span text:style-name="T10">brađuje podatke i pohranjuje novog korisnika u sistem te mu šalje podatke o njegovom računu na e-mail adresu</text:span></text:p>
          </table:table-cell>
          <table:table-cell table:style-name="Table17.C2" office:value-type="string">
            <text:p text:style-name="P116"/>
          </table:table-cell>
        </table:table-row>
        <table:table-row>
          <table:table-cell table:style-name="Table17.A2" office:value-type="string">
            <text:p text:style-name="P90"/>
          </table:table-cell>
          <table:table-cell table:style-name="Table17.A2" office:value-type="string">
            <text:p text:style-name="P108"/>
          </table:table-cell>
          <table:table-cell table:style-name="Table17.C2" office:value-type="string">
            <text:p text:style-name="P118">4. Prima e-mail sa pristupnim podacima.</text:p>
          </table:table-cell>
        </table:table-row>
      </table:table>
      <text:p text:style-name="P58"/>
      <text:p text:style-name="P66">Alternativni tok 1: </text:p>
      <text:p text:style-name="Standard">Uneseni su neispravni podaci (npr. neispravna ili već korištena e-mail adresa).</text:p>
      <text:p text:style-name="P34"/>
      <text:p text:style-name="P26">Preduvjeti:</text:p>
      <text:p text:style-name="P51">Greške u trećem koraku glavnog toka (sistem odboja prihvatiti podatke).</text:p>
      <text:p text:style-name="P51"/>
      <text:p text:style-name="P18">Tok događaja: </text:p>
      <text:p text:style-name="P18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99">K<text:span text:style-name="T20">orisnik</text:span></text:p>
          </table:table-cell>
          <table:table-cell table:style-name="Table18.B1" office:value-type="string">
            <text:p text:style-name="P99">Sistem</text:p>
          </table:table-cell>
        </table:table-row>
        <table:table-row>
          <table:table-cell table:style-name="Table18.A2" office:value-type="string">
            <text:p text:style-name="P86"/>
          </table:table-cell>
          <table:table-cell table:style-name="Table18.B2" office:value-type="string">
            <text:p text:style-name="P108"><text:span text:style-name="T7">1. Š</text:span><text:span text:style-name="T8">alje poruku a</text:span><text:span text:style-name="T9">dministratoru aplikacije o greški koja se desila pri r</text:span><text:span text:style-name="T10">egistraciji korisnika</text:span><text:span text:style-name="T9">.</text:span></text:p>
          </table:table-cell>
        </table:table-row>
        <table:table-row>
          <table:table-cell table:style-name="Table18.A2" office:value-type="string">
            <text:p text:style-name="P116">2. Vraća se na tačku 2 glavnog toka.</text:p>
          </table:table-cell>
          <table:table-cell table:style-name="Table18.B2" office:value-type="string">
            <text:p text:style-name="P81"/>
          </table:table-cell>
        </table:table-row>
      </table:table>
      <text:p text:style-name="P58"/>
      <text:p text:style-name="P5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bs" fo:country="B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bs" fo:country="B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4T23:27:48.304000000</meta:creation-date>
    <dc:date>2020-03-25T14:27:05.905000000</dc:date>
    <meta:editing-duration>PT50S</meta:editing-duration>
    <meta:editing-cycles>2</meta:editing-cycles>
    <meta:generator>LibreOffice/6.3.2.2$Windows_X86_64 LibreOffice_project/98b30e735bda24bc04ab42594c85f7fd8be07b9c</meta:generator>
    <meta:document-statistic meta:table-count="18" meta:image-count="0" meta:object-count="0" meta:page-count="10" meta:paragraph-count="223" meta:word-count="1290" meta:character-count="9090" meta:non-whitespace-character-count="7994"/>
  </office:meta>
</office:document-meta>
</file>